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application/x-openoffice-gdimetafile;windows_formatname=&quot;GDIMetaFile&quot;" manifest:full-path="ObjectReplacements/Object 2"/>
  <manifest:file-entry manifest:media-type="text/xml" manifest:full-path="content.xml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7.548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4.7382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96in" svg:height="3.5421in" svg:x="7.5567in" svg:y="0.8854in">
            <draw:object draw:notify-on-update-of-ranges="Sheet1.F6:Sheet1.F14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8" table:default-cell-style-name="Default"/>
        <table:table-column table:style-name="co2" table:default-cell-style-name="Default"/>
        <table:table-row table:style-name="ro1" table:number-rows-repeated="2">
          <table:table-cell table:number-columns-repeated="9"/>
        </table:table-row>
        <table:table-row table:style-name="ro2">
          <table:table-cell table:number-columns-repeated="9"/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number-columns-repeated="4"/>
          <table:table-cell office:value-type="float" office:value="0">
            <text:p>0</text:p>
          </table:table-cell>
          <table:table-cell table:formula="of:=SIN([.E6])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]+0.2" office:value-type="float" office:value="0.2">
            <text:p>0.2</text:p>
          </table:table-cell>
          <table:table-cell table:formula="of:=SIN([.E7])" office:value-type="float" office:value="0.198669330795061">
            <text:p>0.198669330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]+0.2" office:value-type="float" office:value="0.4">
            <text:p>0.4</text:p>
          </table:table-cell>
          <table:table-cell table:formula="of:=SIN([.E8])" office:value-type="float" office:value="0.38941834230865">
            <text:p>0.38941834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]+0.2" office:value-type="float" office:value="0.6">
            <text:p>0.6</text:p>
          </table:table-cell>
          <table:table-cell table:formula="of:=SIN([.E9])" office:value-type="float" office:value="0.564642473395035">
            <text:p>0.564642473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]+0.2" office:value-type="float" office:value="0.8">
            <text:p>0.8</text:p>
          </table:table-cell>
          <table:table-cell table:formula="of:=SIN([.E10])" office:value-type="float" office:value="0.717356090899523">
            <text:p>0.71735609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]+0.2" office:value-type="float" office:value="1">
            <text:p>1</text:p>
          </table:table-cell>
          <table:table-cell table:formula="of:=SIN([.E11])" office:value-type="float" office:value="0.841470984807896">
            <text:p>0.841470984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]+0.2" office:value-type="float" office:value="1.2">
            <text:p>1.2</text:p>
          </table:table-cell>
          <table:table-cell table:formula="of:=SIN([.E12])" office:value-type="float" office:value="0.932039085967226">
            <text:p>0.93203908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]+0.2" office:value-type="float" office:value="1.4">
            <text:p>1.4</text:p>
          </table:table-cell>
          <table:table-cell table:formula="of:=SIN([.E13])" office:value-type="float" office:value="0.98544972998846">
            <text:p>0.9854497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]+0.2" office:value-type="float" office:value="1.6">
            <text:p>1.6</text:p>
          </table:table-cell>
          <table:table-cell table:formula="of:=SIN([.E14])" office:value-type="float" office:value="0.999573603041505">
            <text:p>0.9995736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]+0.2" office:value-type="float" office:value="1.8">
            <text:p>1.8</text:p>
          </table:table-cell>
          <table:table-cell table:formula="of:=SIN([.E15])" office:value-type="float" office:value="0.973847630878195">
            <text:p>0.97384763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]+0.2" office:value-type="float" office:value="2">
            <text:p>2</text:p>
          </table:table-cell>
          <table:table-cell table:formula="of:=SIN([.E16])" office:value-type="float" office:value="0.909297426825682">
            <text:p>0.90929742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6]+0.2" office:value-type="float" office:value="2.2">
            <text:p>2.2</text:p>
          </table:table-cell>
          <table:table-cell table:formula="of:=SIN([.E17])" office:value-type="float" office:value="0.80849640381959">
            <text:p>0.808496403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7]+0.2" office:value-type="float" office:value="2.4">
            <text:p>2.4</text:p>
          </table:table-cell>
          <table:table-cell table:formula="of:=SIN([.E18])" office:value-type="float" office:value="0.675463180551151">
            <text:p>0.67546318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8]+0.2" office:value-type="float" office:value="2.6">
            <text:p>2.6</text:p>
          </table:table-cell>
          <table:table-cell table:formula="of:=SIN([.E19])" office:value-type="float" office:value="0.515501371821464">
            <text:p>0.51550137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9]+0.2" office:value-type="float" office:value="2.8">
            <text:p>2.8</text:p>
          </table:table-cell>
          <table:table-cell table:formula="of:=SIN([.E20])" office:value-type="float" office:value="0.334988150155905">
            <text:p>0.33498815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0]+0.2" office:value-type="float" office:value="3">
            <text:p>3</text:p>
          </table:table-cell>
          <table:table-cell table:formula="of:=SIN([.E21])" office:value-type="float" office:value="0.141120008059867">
            <text:p>0.14112000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1]+0.2" office:value-type="float" office:value="3.2">
            <text:p>3.2</text:p>
          </table:table-cell>
          <table:table-cell table:formula="of:=SIN([.E22])" office:value-type="float" office:value="-0.0583741434275805">
            <text:p>-0.058374143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2]+0.2" office:value-type="float" office:value="3.4">
            <text:p>3.4</text:p>
          </table:table-cell>
          <table:table-cell table:formula="of:=SIN([.E23])" office:value-type="float" office:value="-0.255541102026832">
            <text:p>-0.2555411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3]+0.2" office:value-type="float" office:value="3.6">
            <text:p>3.6</text:p>
          </table:table-cell>
          <table:table-cell table:formula="of:=SIN([.E24])" office:value-type="float" office:value="-0.442520443294853">
            <text:p>-0.442520443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4]+0.2" office:value-type="float" office:value="3.8">
            <text:p>3.8</text:p>
          </table:table-cell>
          <table:table-cell table:formula="of:=SIN([.E25])" office:value-type="float" office:value="-0.61185789094272">
            <text:p>-0.61185789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5]+0.2" office:value-type="float" office:value="4">
            <text:p>4</text:p>
          </table:table-cell>
          <table:table-cell table:formula="of:=SIN([.E26])" office:value-type="float" office:value="-0.756802495307929">
            <text:p>-0.756802495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6]+0.2" office:value-type="float" office:value="4.2">
            <text:p>4.2</text:p>
          </table:table-cell>
          <table:table-cell table:formula="of:=SIN([.E27])" office:value-type="float" office:value="-0.871575772413589">
            <text:p>-0.87157577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7]+0.2" office:value-type="float" office:value="4.4">
            <text:p>4.4</text:p>
          </table:table-cell>
          <table:table-cell table:formula="of:=SIN([.E28])" office:value-type="float" office:value="-0.951602073889516">
            <text:p>-0.951602073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8]+0.2" office:value-type="float" office:value="4.6">
            <text:p>4.6</text:p>
          </table:table-cell>
          <table:table-cell table:formula="of:=SIN([.E29])" office:value-type="float" office:value="-0.993691003633465">
            <text:p>-0.99369100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29]+0.2" office:value-type="float" office:value="4.8">
            <text:p>4.8</text:p>
          </table:table-cell>
          <table:table-cell table:formula="of:=SIN([.E30])" office:value-type="float" office:value="-0.996164608835841">
            <text:p>-0.99616460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0]+0.2" office:value-type="float" office:value="5">
            <text:p>5</text:p>
          </table:table-cell>
          <table:table-cell table:formula="of:=SIN([.E31])" office:value-type="float" office:value="-0.958924274663138">
            <text:p>-0.958924274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1]+0.2" office:value-type="float" office:value="5.2">
            <text:p>5.2</text:p>
          </table:table-cell>
          <table:table-cell table:formula="of:=SIN([.E32])" office:value-type="float" office:value="-0.883454655720152">
            <text:p>-0.88345465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2]+0.2" office:value-type="float" office:value="5.4">
            <text:p>5.4</text:p>
          </table:table-cell>
          <table:table-cell table:formula="of:=SIN([.E33])" office:value-type="float" office:value="-0.772764487555986">
            <text:p>-0.772764487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3]+0.2" office:value-type="float" office:value="5.6">
            <text:p>5.6</text:p>
          </table:table-cell>
          <table:table-cell table:formula="of:=SIN([.E34])" office:value-type="float" office:value="-0.63126663787232">
            <text:p>-0.63126663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4]+0.2" office:value-type="float" office:value="5.8">
            <text:p>5.8</text:p>
          </table:table-cell>
          <table:table-cell table:formula="of:=SIN([.E35])" office:value-type="float" office:value="-0.464602179413755">
            <text:p>-0.464602179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5]+0.2" office:value-type="float" office:value="6">
            <text:p>6</text:p>
          </table:table-cell>
          <table:table-cell table:formula="of:=SIN([.E36])" office:value-type="float" office:value="-0.279415498198923">
            <text:p>-0.279415498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6]+0.2" office:value-type="float" office:value="6.2">
            <text:p>6.2</text:p>
          </table:table-cell>
          <table:table-cell table:formula="of:=SIN([.E37])" office:value-type="float" office:value="-0.0830894028174937">
            <text:p>-0.083089402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7]+0.2" office:value-type="float" office:value="6.4">
            <text:p>6.4</text:p>
          </table:table-cell>
          <table:table-cell table:formula="of:=SIN([.E38])" office:value-type="float" office:value="0.116549204850496">
            <text:p>0.11654920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8]+0.2" office:value-type="float" office:value="6.6">
            <text:p>6.6</text:p>
          </table:table-cell>
          <table:table-cell table:formula="of:=SIN([.E39])" office:value-type="float" office:value="0.311541363513381">
            <text:p>0.31154136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39]+0.2" office:value-type="float" office:value="6.8">
            <text:p>6.8</text:p>
          </table:table-cell>
          <table:table-cell table:formula="of:=SIN([.E40])" office:value-type="float" office:value="0.494113351138611">
            <text:p>0.494113351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0]+0.2" office:value-type="float" office:value="7">
            <text:p>7</text:p>
          </table:table-cell>
          <table:table-cell table:formula="of:=SIN([.E41])" office:value-type="float" office:value="0.656986598718792">
            <text:p>0.65698659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1]+0.2" office:value-type="float" office:value="7.2">
            <text:p>7.2</text:p>
          </table:table-cell>
          <table:table-cell table:formula="of:=SIN([.E42])" office:value-type="float" office:value="0.793667863849155">
            <text:p>0.793667863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2]+0.2" office:value-type="float" office:value="7.4">
            <text:p>7.4</text:p>
          </table:table-cell>
          <table:table-cell table:formula="of:=SIN([.E43])" office:value-type="float" office:value="0.898708095811628">
            <text:p>0.898708095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3]+0.2" office:value-type="float" office:value="7.6">
            <text:p>7.6</text:p>
          </table:table-cell>
          <table:table-cell table:formula="of:=SIN([.E44])" office:value-type="float" office:value="0.967919672031487">
            <text:p>0.96791967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4]+0.2" office:value-type="float" office:value="7.8">
            <text:p>7.8</text:p>
          </table:table-cell>
          <table:table-cell table:formula="of:=SIN([.E45])" office:value-type="float" office:value="0.998543345374605">
            <text:p>0.998543345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5]+0.2" office:value-type="float" office:value="8">
            <text:p>8</text:p>
          </table:table-cell>
          <table:table-cell table:formula="of:=SIN([.E46])" office:value-type="float" office:value="0.989358246623381">
            <text:p>0.989358246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6]+0.2" office:value-type="float" office:value="8.2">
            <text:p>8.2</text:p>
          </table:table-cell>
          <table:table-cell table:formula="of:=SIN([.E47])" office:value-type="float" office:value="0.940730556679772">
            <text:p>0.94073055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7]+0.2" office:value-type="float" office:value="8.4">
            <text:p>8.4</text:p>
          </table:table-cell>
          <table:table-cell table:formula="of:=SIN([.E48])" office:value-type="float" office:value="0.854598908088279">
            <text:p>0.85459890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8]+0.2" office:value-type="float" office:value="8.6">
            <text:p>8.6</text:p>
          </table:table-cell>
          <table:table-cell table:formula="of:=SIN([.E49])" office:value-type="float" office:value="0.734397097874112">
            <text:p>0.73439709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49]+0.2" office:value-type="float" office:value="8.8">
            <text:p>8.8</text:p>
          </table:table-cell>
          <table:table-cell table:formula="of:=SIN([.E50])" office:value-type="float" office:value="0.584917192891762">
            <text:p>0.584917192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0]+0.2" office:value-type="float" office:value="9">
            <text:p>9</text:p>
          </table:table-cell>
          <table:table-cell table:formula="of:=SIN([.E51])" office:value-type="float" office:value="0.412118485241757">
            <text:p>0.41211848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1]+0.2" office:value-type="float" office:value="9.2">
            <text:p>9.2</text:p>
          </table:table-cell>
          <table:table-cell table:formula="of:=SIN([.E52])" office:value-type="float" office:value="0.222889914100248">
            <text:p>0.222889914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2]+0.2" office:value-type="float" office:value="9.4">
            <text:p>9.4</text:p>
          </table:table-cell>
          <table:table-cell table:formula="of:=SIN([.E53])" office:value-type="float" office:value="0.0247754254533595">
            <text:p>0.024775425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3]+0.2" office:value-type="float" office:value="9.6">
            <text:p>9.6</text:p>
          </table:table-cell>
          <table:table-cell table:formula="of:=SIN([.E54])" office:value-type="float" office:value="-0.174326781222978">
            <text:p>-0.174326781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4]+0.2" office:value-type="float" office:value="9.8">
            <text:p>9.8</text:p>
          </table:table-cell>
          <table:table-cell table:formula="of:=SIN([.E55])" office:value-type="float" office:value="-0.366479129251925">
            <text:p>-0.366479129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5]+0.2" office:value-type="float" office:value="10">
            <text:p>10</text:p>
          </table:table-cell>
          <table:table-cell table:formula="of:=SIN([.E56])" office:value-type="float" office:value="-0.544021110889367">
            <text:p>-0.54402111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6]+0.2" office:value-type="float" office:value="10.2">
            <text:p>10.2</text:p>
          </table:table-cell>
          <table:table-cell table:formula="of:=SIN([.E57])" office:value-type="float" office:value="-0.69987468759354">
            <text:p>-0.699874687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7]+0.2" office:value-type="float" office:value="10.4">
            <text:p>10.4</text:p>
          </table:table-cell>
          <table:table-cell table:formula="of:=SIN([.E58])" office:value-type="float" office:value="-0.827826469085651">
            <text:p>-0.827826469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8]+0.2" office:value-type="float" office:value="10.6">
            <text:p>10.6</text:p>
          </table:table-cell>
          <table:table-cell table:formula="of:=SIN([.E59])" office:value-type="float" office:value="-0.922775421612804">
            <text:p>-0.922775421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59]+0.2" office:value-type="float" office:value="10.8">
            <text:p>10.8</text:p>
          </table:table-cell>
          <table:table-cell table:formula="of:=SIN([.E60])" office:value-type="float" office:value="-0.98093623006649">
            <text:p>-0.98093623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0]+0.2" office:value-type="float" office:value="11">
            <text:p>11</text:p>
          </table:table-cell>
          <table:table-cell table:formula="of:=SIN([.E61])" office:value-type="float" office:value="-0.999990206550704">
            <text:p>-0.999990206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1]+0.2" office:value-type="float" office:value="11.2">
            <text:p>11.2</text:p>
          </table:table-cell>
          <table:table-cell table:formula="of:=SIN([.E62])" office:value-type="float" office:value="-0.979177729151319">
            <text:p>-0.979177729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2]+0.2" office:value-type="float" office:value="11.4">
            <text:p>11.4</text:p>
          </table:table-cell>
          <table:table-cell table:formula="of:=SIN([.E63])" office:value-type="float" office:value="-0.919328525664679">
            <text:p>-0.91932852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3]+0.2" office:value-type="float" office:value="11.6">
            <text:p>11.6</text:p>
          </table:table-cell>
          <table:table-cell table:formula="of:=SIN([.E64])" office:value-type="float" office:value="-0.822828594968714">
            <text:p>-0.82282859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4]+0.2" office:value-type="float" office:value="11.8">
            <text:p>11.8</text:p>
          </table:table-cell>
          <table:table-cell table:formula="of:=SIN([.E65])" office:value-type="float" office:value="-0.69352508477713">
            <text:p>-0.693525084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5]+0.2" office:value-type="float" office:value="12">
            <text:p>12</text:p>
          </table:table-cell>
          <table:table-cell table:formula="of:=SIN([.E66])" office:value-type="float" office:value="-0.536572918000444">
            <text:p>-0.53657291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6]+0.2" office:value-type="float" office:value="12.2">
            <text:p>12.2</text:p>
          </table:table-cell>
          <table:table-cell table:formula="of:=SIN([.E67])" office:value-type="float" office:value="-0.358229282236839">
            <text:p>-0.358229282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7]+0.2" office:value-type="float" office:value="12.4">
            <text:p>12.4</text:p>
          </table:table-cell>
          <table:table-cell table:formula="of:=SIN([.E68])" office:value-type="float" office:value="-0.165604175448322">
            <text:p>-0.165604175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8]+0.2" office:value-type="float" office:value="12.6">
            <text:p>12.6</text:p>
          </table:table-cell>
          <table:table-cell table:formula="of:=SIN([.E69])" office:value-type="float" office:value="0.0336230472211243">
            <text:p>0.033623047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69]+0.2" office:value-type="float" office:value="12.8">
            <text:p>12.8</text:p>
          </table:table-cell>
          <table:table-cell table:formula="of:=SIN([.E70])" office:value-type="float" office:value="0.231509825101525">
            <text:p>0.23150982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0]+0.2" office:value-type="float" office:value="13">
            <text:p>13</text:p>
          </table:table-cell>
          <table:table-cell table:formula="of:=SIN([.E71])" office:value-type="float" office:value="0.420167036826628">
            <text:p>0.42016703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1]+0.2" office:value-type="float" office:value="13.2">
            <text:p>13.2</text:p>
          </table:table-cell>
          <table:table-cell table:formula="of:=SIN([.E72])" office:value-type="float" office:value="0.592073514707212">
            <text:p>0.592073514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2]+0.2" office:value-type="float" office:value="13.4">
            <text:p>13.4</text:p>
          </table:table-cell>
          <table:table-cell table:formula="of:=SIN([.E73])" office:value-type="float" office:value="0.740375889952438">
            <text:p>0.7403758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3]+0.2" office:value-type="float" office:value="13.6">
            <text:p>13.6</text:p>
          </table:table-cell>
          <table:table-cell table:formula="of:=SIN([.E74])" office:value-type="float" office:value="0.859161814856488">
            <text:p>0.85916181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4]+0.2" office:value-type="float" office:value="13.8">
            <text:p>13.8</text:p>
          </table:table-cell>
          <table:table-cell table:formula="of:=SIN([.E75])" office:value-type="float" office:value="0.943695669444099">
            <text:p>0.943695669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5]+0.2" office:value-type="float" office:value="14">
            <text:p>14</text:p>
          </table:table-cell>
          <table:table-cell table:formula="of:=SIN([.E76])" office:value-type="float" office:value="0.990607355694868">
            <text:p>0.99060735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6]+0.2" office:value-type="float" office:value="14.2">
            <text:p>14.2</text:p>
          </table:table-cell>
          <table:table-cell table:formula="of:=SIN([.E77])" office:value-type="float" office:value="0.998026652716363">
            <text:p>0.998026652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7]+0.2" office:value-type="float" office:value="14.4">
            <text:p>14.4</text:p>
          </table:table-cell>
          <table:table-cell table:formula="of:=SIN([.E78])" office:value-type="float" office:value="0.965657776549283">
            <text:p>0.965657776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8]+0.2" office:value-type="float" office:value="14.6">
            <text:p>14.6</text:p>
          </table:table-cell>
          <table:table-cell table:formula="of:=SIN([.E79])" office:value-type="float" office:value="0.894791172140513">
            <text:p>0.89479117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79]+0.2" office:value-type="float" office:value="14.8">
            <text:p>14.8</text:p>
          </table:table-cell>
          <table:table-cell table:formula="of:=SIN([.E80])" office:value-type="float" office:value="0.788252067375329">
            <text:p>0.788252067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0]+0.2" office:value-type="float" office:value="15">
            <text:p>15</text:p>
          </table:table-cell>
          <table:table-cell table:formula="of:=SIN([.E81])" office:value-type="float" office:value="0.650287840157133">
            <text:p>0.65028784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1]+0.2" office:value-type="float" office:value="15.2">
            <text:p>15.2</text:p>
          </table:table-cell>
          <table:table-cell table:formula="of:=SIN([.E82])" office:value-type="float" office:value="0.486398688853818">
            <text:p>0.486398688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2]+0.2" office:value-type="float" office:value="15.4">
            <text:p>15.4</text:p>
          </table:table-cell>
          <table:table-cell table:formula="of:=SIN([.E83])" office:value-type="float" office:value="0.303118356745724">
            <text:p>0.30311835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3]+0.2" office:value-type="float" office:value="15.6">
            <text:p>15.6</text:p>
          </table:table-cell>
          <table:table-cell table:formula="of:=SIN([.E84])" office:value-type="float" office:value="0.107753652299467">
            <text:p>0.10775365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4]+0.2" office:value-type="float" office:value="15.8">
            <text:p>15.8</text:p>
          </table:table-cell>
          <table:table-cell table:formula="of:=SIN([.E85])" office:value-type="float" office:value="-0.0919068502276569">
            <text:p>-0.091906850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5]+0.2" office:value-type="float" office:value="16">
            <text:p>16</text:p>
          </table:table-cell>
          <table:table-cell table:formula="of:=SIN([.E86])" office:value-type="float" office:value="-0.287903316665041">
            <text:p>-0.28790331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6]+0.2" office:value-type="float" office:value="16.2">
            <text:p>16.2</text:p>
          </table:table-cell>
          <table:table-cell table:formula="of:=SIN([.E87])" office:value-type="float" office:value="-0.472421986398444">
            <text:p>-0.472421986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7]+0.2" office:value-type="float" office:value="16.4">
            <text:p>16.4</text:p>
          </table:table-cell>
          <table:table-cell table:formula="of:=SIN([.E88])" office:value-type="float" office:value="-0.638106682347928">
            <text:p>-0.638106682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8]+0.2" office:value-type="float" office:value="16.6">
            <text:p>16.6</text:p>
          </table:table-cell>
          <table:table-cell table:formula="of:=SIN([.E89])" office:value-type="float" office:value="-0.778352078534281">
            <text:p>-0.778352078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89]+0.2" office:value-type="float" office:value="16.8">
            <text:p>16.8</text:p>
          </table:table-cell>
          <table:table-cell table:formula="of:=SIN([.E90])" office:value-type="float" office:value="-0.887567033581492">
            <text:p>-0.887567033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0]+0.2" office:value-type="float" office:value="17">
            <text:p>17</text:p>
          </table:table-cell>
          <table:table-cell table:formula="of:=SIN([.E91])" office:value-type="float" office:value="-0.961397491879549">
            <text:p>-0.96139749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1]+0.2" office:value-type="float" office:value="17.2">
            <text:p>17.2</text:p>
          </table:table-cell>
          <table:table-cell table:formula="of:=SIN([.E92])" office:value-type="float" office:value="-0.996900066041594">
            <text:p>-0.99690006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2]+0.2" office:value-type="float" office:value="17.4">
            <text:p>17.4</text:p>
          </table:table-cell>
          <table:table-cell table:formula="of:=SIN([.E93])" office:value-type="float" office:value="-0.992659380470637">
            <text:p>-0.99265938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3]+0.2" office:value-type="float" office:value="17.6">
            <text:p>17.6</text:p>
          </table:table-cell>
          <table:table-cell table:formula="of:=SIN([.E94])" office:value-type="float" office:value="-0.948844497918134">
            <text:p>-0.948844497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4]+0.2" office:value-type="float" office:value="17.8">
            <text:p>17.8</text:p>
          </table:table-cell>
          <table:table-cell table:formula="of:=SIN([.E95])" office:value-type="float" office:value="-0.867202179485597">
            <text:p>-0.867202179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5]+0.2" office:value-type="float" office:value="18">
            <text:p>18</text:p>
          </table:table-cell>
          <table:table-cell table:formula="of:=SIN([.E96])" office:value-type="float" office:value="-0.750987246771697">
            <text:p>-0.750987246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6]+0.2" office:value-type="float" office:value="18.2">
            <text:p>18.2</text:p>
          </table:table-cell>
          <table:table-cell table:formula="of:=SIN([.E97])" office:value-type="float" office:value="-0.60483282240631">
            <text:p>-0.604832822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7]+0.2" office:value-type="float" office:value="18.4">
            <text:p>18.4</text:p>
          </table:table-cell>
          <table:table-cell table:formula="of:=SIN([.E98])" office:value-type="float" office:value="-0.434565622071925">
            <text:p>-0.43456562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8]+0.2" office:value-type="float" office:value="18.6">
            <text:p>18.6</text:p>
          </table:table-cell>
          <table:table-cell table:formula="of:=SIN([.E99])" office:value-type="float" office:value="-0.246973661736655">
            <text:p>-0.246973661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99]+0.2" office:value-type="float" office:value="18.8">
            <text:p>18.8</text:p>
          </table:table-cell>
          <table:table-cell table:formula="of:=SIN([.E100])" office:value-type="float" office:value="-0.0495356408784029">
            <text:p>-0.049535640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0]+0.2" office:value-type="float" office:value="19">
            <text:p>19</text:p>
          </table:table-cell>
          <table:table-cell table:formula="of:=SIN([.E101])" office:value-type="float" office:value="0.149877209662917">
            <text:p>0.149877209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1]+0.2" office:value-type="float" office:value="19.2">
            <text:p>19.2</text:p>
          </table:table-cell>
          <table:table-cell table:formula="of:=SIN([.E102])" office:value-type="float" office:value="0.343314928819862">
            <text:p>0.343314928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2]+0.2" office:value-type="float" office:value="19.4">
            <text:p>19.4</text:p>
          </table:table-cell>
          <table:table-cell table:formula="of:=SIN([.E103])" office:value-type="float" office:value="0.523065765157666">
            <text:p>0.52306576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3]+0.2" office:value-type="float" office:value="19.6">
            <text:p>19.6</text:p>
          </table:table-cell>
          <table:table-cell table:formula="of:=SIN([.E104])" office:value-type="float" office:value="0.681963620068107">
            <text:p>0.68196362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4]+0.2" office:value-type="float" office:value="19.8">
            <text:p>19.8</text:p>
          </table:table-cell>
          <table:table-cell table:formula="of:=SIN([.E105])" office:value-type="float" office:value="0.813673737507083">
            <text:p>0.813673737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5]+0.2" office:value-type="float" office:value="20">
            <text:p>20</text:p>
          </table:table-cell>
          <table:table-cell table:formula="of:=SIN([.E106])" office:value-type="float" office:value="0.912945250727612">
            <text:p>0.912945250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6]+0.2" office:value-type="float" office:value="20.2">
            <text:p>20.2</text:p>
          </table:table-cell>
          <table:table-cell table:formula="of:=SIN([.E107])" office:value-type="float" office:value="0.975820517766967">
            <text:p>0.975820517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7]+0.2" office:value-type="float" office:value="20.4">
            <text:p>20.4</text:p>
          </table:table-cell>
          <table:table-cell table:formula="of:=SIN([.E108])" office:value-type="float" office:value="0.999792900142668">
            <text:p>0.99979290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8]+0.2" office:value-type="float" office:value="20.6">
            <text:p>20.6</text:p>
          </table:table-cell>
          <table:table-cell table:formula="of:=SIN([.E109])" office:value-type="float" office:value="0.983906694618624">
            <text:p>0.983906694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09]+0.2" office:value-type="float" office:value="20.8">
            <text:p>20.8</text:p>
          </table:table-cell>
          <table:table-cell table:formula="of:=SIN([.E110])" office:value-type="float" office:value="0.928795234077256">
            <text:p>0.928795234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0]+0.2" office:value-type="float" office:value="21">
            <text:p>21</text:p>
          </table:table-cell>
          <table:table-cell table:formula="of:=SIN([.E111])" office:value-type="float" office:value="0.836655638536079">
            <text:p>0.836655638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1]+0.2" office:value-type="float" office:value="21.2">
            <text:p>21.2</text:p>
          </table:table-cell>
          <table:table-cell table:formula="of:=SIN([.E112])" office:value-type="float" office:value="0.711161222906012">
            <text:p>0.711161222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2]+0.2" office:value-type="float" office:value="21.4">
            <text:p>21.4</text:p>
          </table:table-cell>
          <table:table-cell table:formula="of:=SIN([.E113])" office:value-type="float" office:value="0.557315053517697">
            <text:p>0.557315053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3]+0.2" office:value-type="float" office:value="21.6">
            <text:p>21.6</text:p>
          </table:table-cell>
          <table:table-cell table:formula="of:=SIN([.E114])" office:value-type="float" office:value="0.381250491654983">
            <text:p>0.381250491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4]+0.2" office:value-type="float" office:value="21.8">
            <text:p>21.8</text:p>
          </table:table-cell>
          <table:table-cell table:formula="of:=SIN([.E115])" office:value-type="float" office:value="0.189986675795483">
            <text:p>0.189986675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5]+0.2" office:value-type="float" office:value="22">
            <text:p>22</text:p>
          </table:table-cell>
          <table:table-cell table:formula="of:=SIN([.E116])" office:value-type="float" office:value="-0.00885130929035769">
            <text:p>-0.008851309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6]+0.2" office:value-type="float" office:value="22.2">
            <text:p>22.2</text:p>
          </table:table-cell>
          <table:table-cell table:formula="of:=SIN([.E117])" office:value-type="float" office:value="-0.207336420606714">
            <text:p>-0.207336420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7]+0.2" office:value-type="float" office:value="22.4">
            <text:p>22.4</text:p>
          </table:table-cell>
          <table:table-cell table:formula="of:=SIN([.E118])" office:value-type="float" office:value="-0.39755568312139">
            <text:p>-0.397555683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8]+0.2" office:value-type="float" office:value="22.6">
            <text:p>22.6</text:p>
          </table:table-cell>
          <table:table-cell table:formula="of:=SIN([.E119])" office:value-type="float" office:value="-0.571925655109523">
            <text:p>-0.571925655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19]+0.2" office:value-type="float" office:value="22.7999999999999">
            <text:p>22.8</text:p>
          </table:table-cell>
          <table:table-cell table:formula="of:=SIN([.E120])" office:value-type="float" office:value="-0.723494756044211">
            <text:p>-0.7234947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0]+0.2" office:value-type="float" office:value="22.9999999999999">
            <text:p>23</text:p>
          </table:table-cell>
          <table:table-cell table:formula="of:=SIN([.E121])" office:value-type="float" office:value="-0.846220404175144">
            <text:p>-0.846220404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1]+0.2" office:value-type="float" office:value="23.1999999999999">
            <text:p>23.2</text:p>
          </table:table-cell>
          <table:table-cell table:formula="of:=SIN([.E122])" office:value-type="float" office:value="-0.935209915194521">
            <text:p>-0.935209915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2]+0.2" office:value-type="float" office:value="23.3999999999999">
            <text:p>23.4</text:p>
          </table:table-cell>
          <table:table-cell table:formula="of:=SIN([.E123])" office:value-type="float" office:value="-0.986915558120641">
            <text:p>-0.986915558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3]+0.2" office:value-type="float" office:value="23.5999999999999">
            <text:p>23.6</text:p>
          </table:table-cell>
          <table:table-cell table:formula="of:=SIN([.E124])" office:value-type="float" office:value="-0.99927599213663">
            <text:p>-0.99927599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4]+0.2" office:value-type="float" office:value="23.7999999999999">
            <text:p>23.8</text:p>
          </table:table-cell>
          <table:table-cell table:formula="of:=SIN([.E125])" office:value-type="float" office:value="-0.971798445743876">
            <text:p>-0.971798445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5]+0.2" office:value-type="float" office:value="23.9999999999999">
            <text:p>24</text:p>
          </table:table-cell>
          <table:table-cell table:formula="of:=SIN([.E126])" office:value-type="float" office:value="-0.905578362006646">
            <text:p>-0.90557836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6]+0.2" office:value-type="float" office:value="24.1999999999999">
            <text:p>24.2</text:p>
          </table:table-cell>
          <table:table-cell table:formula="of:=SIN([.E127])" office:value-type="float" office:value="-0.803255726693986">
            <text:p>-0.803255726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7]+0.2" office:value-type="float" office:value="24.3999999999999">
            <text:p>24.4</text:p>
          </table:table-cell>
          <table:table-cell table:formula="of:=SIN([.E128])" office:value-type="float" office:value="-0.668909820378064">
            <text:p>-0.668909820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8]+0.2" office:value-type="float" office:value="24.5999999999999">
            <text:p>24.6</text:p>
          </table:table-cell>
          <table:table-cell table:formula="of:=SIN([.E129])" office:value-type="float" office:value="-0.507896590390671">
            <text:p>-0.507896590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29]+0.2" office:value-type="float" office:value="24.7999999999999">
            <text:p>24.8</text:p>
          </table:table-cell>
          <table:table-cell table:formula="of:=SIN([.E130])" office:value-type="float" office:value="-0.326635126104776">
            <text:p>-0.326635126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0]+0.2" office:value-type="float" office:value="24.9999999999999">
            <text:p>25</text:p>
          </table:table-cell>
          <table:table-cell table:formula="of:=SIN([.E131])" office:value-type="float" office:value="-0.132351750097829">
            <text:p>-0.13235175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1]+0.2" office:value-type="float" office:value="25.1999999999999">
            <text:p>25.2</text:p>
          </table:table-cell>
          <table:table-cell table:formula="of:=SIN([.E132])" office:value-type="float" office:value="0.0672080725254182">
            <text:p>0.067208072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2]+0.2" office:value-type="float" office:value="25.3999999999999">
            <text:p>25.4</text:p>
          </table:table-cell>
          <table:table-cell table:formula="of:=SIN([.E133])" office:value-type="float" office:value="0.264088521384415">
            <text:p>0.264088521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3]+0.2" office:value-type="float" office:value="25.5999999999999">
            <text:p>25.6</text:p>
          </table:table-cell>
          <table:table-cell table:formula="of:=SIN([.E134])" office:value-type="float" office:value="0.450440594275335">
            <text:p>0.450440594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4]+0.2" office:value-type="float" office:value="25.7999999999999">
            <text:p>25.8</text:p>
          </table:table-cell>
          <table:table-cell table:formula="of:=SIN([.E135])" office:value-type="float" office:value="0.618835022119992">
            <text:p>0.61883502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5]+0.2" office:value-type="float" office:value="25.9999999999999">
            <text:p>26</text:p>
          </table:table-cell>
          <table:table-cell table:formula="of:=SIN([.E136])" office:value-type="float" office:value="0.762558450479564">
            <text:p>0.762558450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6]+0.2" office:value-type="float" office:value="26.1999999999999">
            <text:p>26.2</text:p>
          </table:table-cell>
          <table:table-cell table:formula="of:=SIN([.E137])" office:value-type="float" office:value="0.87588107981086">
            <text:p>0.875881079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7]+0.2" office:value-type="float" office:value="26.3999999999999">
            <text:p>26.4</text:p>
          </table:table-cell>
          <table:table-cell table:formula="of:=SIN([.E138])" office:value-type="float" office:value="0.954285094492679">
            <text:p>0.9542850945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8]+0.2" office:value-type="float" office:value="26.5999999999999">
            <text:p>26.6</text:p>
          </table:table-cell>
          <table:table-cell table:formula="of:=SIN([.E139])" office:value-type="float" office:value="0.994644773877832">
            <text:p>0.994644773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39]+0.2" office:value-type="float" office:value="26.7999999999999">
            <text:p>26.8</text:p>
          </table:table-cell>
          <table:table-cell table:formula="of:=SIN([.E140])" office:value-type="float" office:value="0.995351104911565">
            <text:p>0.99535110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0]+0.2" office:value-type="float" office:value="26.9999999999999">
            <text:p>27</text:p>
          </table:table-cell>
          <table:table-cell table:formula="of:=SIN([.E141])" office:value-type="float" office:value="0.956375928404522">
            <text:p>0.956375928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1]+0.2" office:value-type="float" office:value="27.1999999999999">
            <text:p>27.2</text:p>
          </table:table-cell>
          <table:table-cell table:formula="of:=SIN([.E142])" office:value-type="float" office:value="0.879273061650755">
            <text:p>0.879273061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2]+0.2" office:value-type="float" office:value="27.3999999999999">
            <text:p>27.4</text:p>
          </table:table-cell>
          <table:table-cell table:formula="of:=SIN([.E143])" office:value-type="float" office:value="0.767116352635571">
            <text:p>0.767116352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3]+0.2" office:value-type="float" office:value="27.5999999999999">
            <text:p>27.6</text:p>
          </table:table-cell>
          <table:table-cell table:formula="of:=SIN([.E144])" office:value-type="float" office:value="0.624377135416444">
            <text:p>0.6243771354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4]+0.2" office:value-type="float" office:value="27.7999999999999">
            <text:p>27.8</text:p>
          </table:table-cell>
          <table:table-cell table:formula="of:=SIN([.E145])" office:value-type="float" office:value="0.456745972144253">
            <text:p>0.456745972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5]+0.2" office:value-type="float" office:value="27.9999999999999">
            <text:p>28</text:p>
          </table:table-cell>
          <table:table-cell table:formula="of:=SIN([.E146])" office:value-type="float" office:value="0.270905788307934">
            <text:p>0.270905788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6]+0.2" office:value-type="float" office:value="28.1999999999999">
            <text:p>28.2</text:p>
          </table:table-cell>
          <table:table-cell table:formula="of:=SIN([.E147])" office:value-type="float" office:value="0.0742654455844286">
            <text:p>0.0742654456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7]+0.2" office:value-type="float" office:value="28.3999999999999">
            <text:p>28.4</text:p>
          </table:table-cell>
          <table:table-cell table:formula="of:=SIN([.E148])" office:value-type="float" office:value="-0.125335626096362">
            <text:p>-0.125335626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8]+0.2" office:value-type="float" office:value="28.5999999999999">
            <text:p>28.6</text:p>
          </table:table-cell>
          <table:table-cell table:formula="of:=SIN([.E149])" office:value-type="float" office:value="-0.319939961884131">
            <text:p>-0.319939961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49]+0.2" office:value-type="float" office:value="28.7999999999999">
            <text:p>28.8</text:p>
          </table:table-cell>
          <table:table-cell table:formula="of:=SIN([.E150])" office:value-type="float" office:value="-0.501789301020513">
            <text:p>-0.50178930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0]+0.2" office:value-type="float" office:value="28.9999999999999">
            <text:p>29</text:p>
          </table:table-cell>
          <table:table-cell table:formula="of:=SIN([.E151])" office:value-type="float" office:value="-0.663633884212914">
            <text:p>-0.663633884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1]+0.2" office:value-type="float" office:value="29.1999999999999">
            <text:p>29.2</text:p>
          </table:table-cell>
          <table:table-cell table:formula="of:=SIN([.E152])" office:value-type="float" office:value="-0.799021478659571">
            <text:p>-0.799021478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2]+0.2" office:value-type="float" office:value="29.3999999999999">
            <text:p>29.4</text:p>
          </table:table-cell>
          <table:table-cell table:formula="of:=SIN([.E153])" office:value-type="float" office:value="-0.902554608210155">
            <text:p>-0.9025546082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3]+0.2" office:value-type="float" office:value="29.5999999999999">
            <text:p>29.6</text:p>
          </table:table-cell>
          <table:table-cell table:formula="of:=SIN([.E154])" office:value-type="float" office:value="-0.970105733707167">
            <text:p>-0.9701057337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4]+0.2" office:value-type="float" office:value="29.7999999999999">
            <text:p>29.8</text:p>
          </table:table-cell>
          <table:table-cell table:formula="of:=SIN([.E155])" office:value-type="float" office:value="-0.998981804946946">
            <text:p>-0.998981804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5]+0.2" office:value-type="float" office:value="29.9999999999999">
            <text:p>30</text:p>
          </table:table-cell>
          <table:table-cell table:formula="of:=SIN([.E156])" office:value-type="float" office:value="-0.988031624092873">
            <text:p>-0.9880316241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6]+0.2" office:value-type="float" office:value="30.1999999999999">
            <text:p>30.2</text:p>
          </table:table-cell>
          <table:table-cell table:formula="of:=SIN([.E157])" office:value-type="float" office:value="-0.937691740300307">
            <text:p>-0.9376917403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7]+0.2" office:value-type="float" office:value="30.3999999999999">
            <text:p>30.4</text:p>
          </table:table-cell>
          <table:table-cell table:formula="of:=SIN([.E158])" office:value-type="float" office:value="-0.849969045879367">
            <text:p>-0.8499690459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8]+0.2" office:value-type="float" office:value="30.5999999999999">
            <text:p>30.6</text:p>
          </table:table-cell>
          <table:table-cell table:formula="of:=SIN([.E159])" office:value-type="float" office:value="-0.728360767831647">
            <text:p>-0.7283607678</text:p>
          </table:table-cell>
          <table:table-cell table:number-columns-repeated="3"/>
        </table:table-row>
        <table:table-row table:style-name="ro1">
          <table:table-cell table:number-columns-repeated="4"/>
          <table:table-cell table:formula="of:=[.E159]+0.2" office:value-type="float" office:value="30.7999999999999">
            <text:p>30.8</text:p>
          </table:table-cell>
          <table:table-cell table:formula="of:=SIN([.E160])" office:value-type="float" office:value="-0.577715044445796">
            <text:p>-0.5777150444</text:p>
          </table:table-cell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15:0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</meta:initial-creator>
    <meta:creation-date>2012-03-28T14:30:13</meta:creation-date>
    <dc:date>2012-03-28T15:08:12</dc:date>
    <dc:creator>Jason </dc:creator>
    <meta:editing-duration>PT37M59S</meta:editing-duration>
    <meta:editing-cycles>1</meta:editing-cycles>
    <meta:document-statistic meta:table-count="3" meta:cell-count="310" meta:object-count="1"/>
    <meta:generator>LibreOffice/3.4$Unix LibreOffice_project/340m1$Build-40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opacity="0%" draw:opacity-name="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6" style:family="chart">
      <style:graphic-properties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6.002cm" svg:height="8.998cm" xlink:href=".." xlink:type="simple" chart:class="chart:line" chart:style-name="ch1">
        <chart:legend chart:legend-position="end" svg:x="13.176cm" svg:y="4.2cm" style:legend-expansion="high" chart:style-name="ch2"/>
        <chart:plot-area chart:style-name="ch3" table:cell-range-address="Sheet1.F6:Sheet1.F142" svg:x="0.77cm" svg:y="0.851cm" svg:width="11.766cm" svg:height="7.548cm">
          <chartooo:coordinate-region svg:x="0.77cm" svg:y="0.851cm" svg:width="11.766cm" svg:height="7.548cm"/>
          <chart:axis chart:dimension="x" chart:name="primary-x" chart:style-name="ch4"/>
          <chart:axis chart:dimension="y" chart:name="primary-y" chart:style-name="ch4"/>
          <chart:series chart:style-name="ch5" chart:values-cell-range-address="Sheet1.F6:Sheet1.F142" chart:class="chart:line">
            <chart:data-point chart:repeated="137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F6:Sheet1.F1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98669330795061">
                <text:p>0.1986693307950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38941834230865">
                <text:p>0.389418342308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564642473395035">
                <text:p>0.56464247339503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17356090899523">
                <text:p>0.7173560908995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841470984807896">
                <text:p>0.84147098480789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932039085967226">
                <text:p>0.93203908596722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98544972998846">
                <text:p>0.9854497299884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999573603041505">
                <text:p>0.99957360304150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73847630878195">
                <text:p>0.9738476308781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09297426825682">
                <text:p>0.90929742682568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0849640381959">
                <text:p>0.8084964038195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75463180551151">
                <text:p>0.6754631805511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15501371821464">
                <text:p>0.5155013718214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34988150155905">
                <text:p>0.3349881501559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141120008059867">
                <text:p>0.14112000805986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0583741434275805">
                <text:p>-0.05837414342758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255541102026832">
                <text:p>-0.2555411020268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442520443294853">
                <text:p>-0.44252044329485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61185789094272">
                <text:p>-0.6118578909427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756802495307929">
                <text:p>-0.7568024953079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871575772413589">
                <text:p>-0.871575772413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951602073889516">
                <text:p>-0.95160207388951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993691003633465">
                <text:p>-0.99369100363346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996164608835841">
                <text:p>-0.99616460883584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958924274663138">
                <text:p>-0.95892427466313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883454655720152">
                <text:p>-0.8834546557201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772764487555986">
                <text:p>-0.77276448755598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63126663787232">
                <text:p>-0.6312666378723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464602179413755">
                <text:p>-0.46460217941375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79415498198923">
                <text:p>-0.27941549819892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0830894028174937">
                <text:p>-0.08308940281749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116549204850496">
                <text:p>0.11654920485049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311541363513381">
                <text:p>0.31154136351338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494113351138611">
                <text:p>0.49411335113861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656986598718792">
                <text:p>0.656986598718792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93667863849155">
                <text:p>0.79366786384915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898708095811628">
                <text:p>0.89870809581162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967919672031487">
                <text:p>0.96791967203148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998543345374605">
                <text:p>0.99854334537460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989358246623381">
                <text:p>0.98935824662338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940730556679772">
                <text:p>0.94073055667977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54598908088279">
                <text:p>0.8545989080882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734397097874112">
                <text:p>0.734397097874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84917192891762">
                <text:p>0.5849171928917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412118485241757">
                <text:p>0.41211848524175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222889914100248">
                <text:p>0.22288991410024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0247754254533595">
                <text:p>0.024775425453359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74326781222978">
                <text:p>-0.17432678122297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366479129251925">
                <text:p>-0.3664791292519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0.544021110889367">
                <text:p>-0.54402111088936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0.69987468759354">
                <text:p>-0.6998746875935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0.827826469085651">
                <text:p>-0.82782646908565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922775421612804">
                <text:p>-0.92277542161280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0.98093623006649">
                <text:p>-0.9809362300664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0.999990206550704">
                <text:p>-0.999990206550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0.979177729151319">
                <text:p>-0.97917772915131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0.919328525664679">
                <text:p>-0.91932852566467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0.822828594968714">
                <text:p>-0.82282859496871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0.69352508477713">
                <text:p>-0.6935250847771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0.536572918000444">
                <text:p>-0.536572918000444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0.358229282236839">
                <text:p>-0.35822928223683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0.165604175448322">
                <text:p>-0.16560417544832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0336230472211243">
                <text:p>0.033623047221124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231509825101525">
                <text:p>0.2315098251015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420167036826628">
                <text:p>0.42016703682662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592073514707212">
                <text:p>0.5920735147072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740375889952438">
                <text:p>0.74037588995243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859161814856488">
                <text:p>0.85916181485648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943695669444099">
                <text:p>0.94369566944409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90607355694868">
                <text:p>0.99060735569486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998026652716363">
                <text:p>0.99802665271636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965657776549283">
                <text:p>0.96565777654928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94791172140513">
                <text:p>0.89479117214051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788252067375329">
                <text:p>0.7882520673753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650287840157133">
                <text:p>0.65028784015713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486398688853818">
                <text:p>0.4863986888538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303118356745724">
                <text:p>0.30311835674572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107753652299467">
                <text:p>0.10775365229946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0.0919068502276569">
                <text:p>-0.091906850227656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0.287903316665041">
                <text:p>-0.2879033166650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0.472421986398444">
                <text:p>-0.4724219863984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0.638106682347928">
                <text:p>-0.63810668234792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-0.778352078534281">
                <text:p>-0.77835207853428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-0.887567033581492">
                <text:p>-0.88756703358149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0.961397491879549">
                <text:p>-0.96139749187954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0.996900066041594">
                <text:p>-0.9969000660415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0.992659380470637">
                <text:p>-0.99265938047063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0.948844497918134">
                <text:p>-0.94884449791813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0.867202179485597">
                <text:p>-0.86720217948559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0.750987246771697">
                <text:p>-0.75098724677169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0.60483282240631">
                <text:p>-0.6048328224063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0.434565622071925">
                <text:p>-0.4345656220719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0.246973661736655">
                <text:p>-0.2469736617366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0.0495356408784029">
                <text:p>-0.04953564087840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.149877209662917">
                <text:p>0.149877209662917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343314928819862">
                <text:p>0.3433149288198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.523065765157666">
                <text:p>0.52306576515766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.681963620068107">
                <text:p>0.68196362006810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.813673737507083">
                <text:p>0.81367373750708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0.912945250727612">
                <text:p>0.91294525072761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0.975820517766967">
                <text:p>0.97582051776696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0.999792900142668">
                <text:p>0.99979290014266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0.983906694618624">
                <text:p>0.98390669461862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0.928795234077256">
                <text:p>0.92879523407725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0.836655638536079">
                <text:p>0.83665563853607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0.711161222906012">
                <text:p>0.71116122290601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0.557315053517697">
                <text:p>0.557315053517697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0.381250491654983">
                <text:p>0.3812504916549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0.189986675795483">
                <text:p>0.18998667579548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-0.00885130929035769">
                <text:p>-0.0088513092903576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-0.207336420606714">
                <text:p>-0.20733642060671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-0.39755568312139">
                <text:p>-0.3975556831213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-0.571925655109523">
                <text:p>-0.5719256551095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0.723494756044211">
                <text:p>-0.72349475604421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0.846220404175144">
                <text:p>-0.84622040417514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-0.935209915194521">
                <text:p>-0.93520991519452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0.986915558120641">
                <text:p>-0.98691555812064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-0.99927599213663">
                <text:p>-0.9992759921366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0.971798445743876">
                <text:p>-0.97179844574387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-0.905578362006646">
                <text:p>-0.9055783620066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0.803255726693986">
                <text:p>-0.80325572669398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0.668909820378064">
                <text:p>-0.66890982037806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-0.507896590390671">
                <text:p>-0.50789659039067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-0.326635126104776">
                <text:p>-0.32663512610477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-0.132351750097829">
                <text:p>-0.13235175009782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0.0672080725254182">
                <text:p>0.0672080725254182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0.264088521384415">
                <text:p>0.2640885213844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0.450440594275335">
                <text:p>0.45044059427533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0.618835022119992">
                <text:p>0.61883502211999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0.762558450479564">
                <text:p>0.76255845047956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0.87588107981086">
                <text:p>0.8758810798108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0.954285094492679">
                <text:p>0.95428509449267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0.994644773877832">
                <text:p>0.99464477387783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0.995351104911565">
                <text:p>0.9953511049115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0.956375928404522">
                <text:p>0.95637592840452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0.879273061650755">
                <text:p>0.8792730616507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4$Unix LibreOffice_project/340m1$Build-40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